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/*Name: ANIKET TRIVEDI</text:span></text:p>
      <text:p text:style-name="P1"><text:span text:style-name="T1">Roll no: B4205</text:span></text:p>
      <text:p text:style-name="P1"><text:span text:style-name="T1">Class: B.E Comp (B) </text:span></text:p>
      <text:p text:style-name="P2"><text:span text:style-name="T1">*/<text:s/></text:span><text:span text:style-name="T2"/></text:p>
      <text:p text:style-name="P2"><text:span text:style-name="T3"/></text:p>
      <text:p text:style-name="P2"><text:span text:style-name="T4">/*Problem Statement: </text:span></text:p>
      <text:p text:style-name="P2"><text:span text:style-name="T4"><text:tab/><text:tab/>Write a program to change case of given input (Upper, Lower, Sentence,Toggle) </text:span></text:p>
      <text:p text:style-name="P2"><text:span text:style-name="T5"/></text:p>
      <text:p text:style-name="P2"><text:span text:style-name="T6">*/ </text:span></text:p>
      <text:p text:style-name="P2"><text:span text:style-name="T7"/></text:p>
      <text:p text:style-name="P2"><text:span text:style-name="T7"/></text:p>
      <text:p text:style-name="P2"><text:span text:style-name="T8">%{ </text:span></text:p>
      <text:p text:style-name="P2"><text:span text:style-name="T8">#include&lt;stdio.h&gt; </text:span></text:p>
      <text:p text:style-name="P2"><text:span text:style-name="T8">int ch; int flag=0; char c; </text:span></text:p>
      <text:p text:style-name="P2"><text:span text:style-name="T8">FILE *f1,*f2; </text:span></text:p>
      <text:p text:style-name="P2"><text:span text:style-name="T8">%} </text:span></text:p>
      <text:p text:style-name="P2"><text:span text:style-name="T8">lower [a-zA-Z]|(\ )|\. </text:span></text:p>
      <text:p text:style-name="P2"><text:span text:style-name="T8">%% </text:span></text:p>
      <text:p text:style-name="P2"><text:span text:style-name="T8">{lower} {switch(ch) </text:span></text:p>
      <text:p text:style-name="P2"><text:span text:style-name="T8"><text:tab/><text:tab/>{<text:tab/>case 1: </text:span></text:p>
      <text:p text:style-name="P2"><text:span text:style-name="T8"><text:tab/><text:tab/><text:tab/><text:tab/>c=toupper(yytext[0]); </text:span></text:p>
      <text:p text:style-name="P2"><text:span text:style-name="T8"><text:tab/><text:tab/><text:tab/><text:tab/>printf("%c",c); </text:span></text:p>
      <text:p text:style-name="P2"><text:span text:style-name="T8"><text:tab/><text:tab/><text:tab/><text:tab/>fprintf(f2,"%c",c); </text:span></text:p>
      <text:p text:style-name="P2"><text:span text:style-name="T8"><text:tab/><text:tab/><text:tab/><text:tab/>break; </text:span></text:p>
      <text:p text:style-name="P2"><text:span text:style-name="T8"><text:tab/><text:tab/><text:tab/>case 2: </text:span></text:p>
      <text:p text:style-name="P2"><text:span text:style-name="T8"><text:tab/><text:tab/><text:tab/><text:tab/>c=tolower(yytext[0]); </text:span></text:p>
      <text:p text:style-name="P2"><text:span text:style-name="T8"><text:tab/><text:tab/><text:tab/><text:tab/>printf("%c",c); </text:span></text:p>
      <text:p text:style-name="P2"><text:span text:style-name="T8"><text:tab/><text:tab/><text:tab/><text:tab/>fprintf(f2,"%c",c); </text:span></text:p>
      <text:p text:style-name="P2"><text:span text:style-name="T8"><text:tab/><text:tab/><text:tab/><text:tab/>break; </text:span></text:p>
      <text:p text:style-name="P2"><text:span text:style-name="T8"><text:tab/><text:tab/><text:tab/>case 3: </text:span></text:p>
      <text:p text:style-name="P2"><text:span text:style-name="T8"><text:tab/><text:tab/><text:tab/><text:tab/>if(yytext[0] &gt;= 'a' &amp;&amp; yytext[0] &lt;= 'z')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c=toupper(yytext[0]); </text:span></text:p>
      <text:p text:style-name="P2"><text:span text:style-name="T8"><text:tab/><text:tab/><text:tab/><text:tab/>}<text:tab/> </text:span></text:p>
      <text:p text:style-name="P2"><text:span text:style-name="T8"><text:tab/><text:tab/><text:tab/><text:tab/>else if(yytext[0] &gt;= 'A' &amp;&amp; yytext[0] &lt;= 'Z')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c=tolower(yytext[0]); </text:span></text:p>
      <text:p text:style-name="P2"><text:span text:style-name="T8"><text:tab/><text:tab/><text:tab/><text:tab/>} </text:span></text:p>
      <text:p text:style-name="P2"><text:span text:style-name="T8"><text:tab/><text:tab/><text:tab/><text:tab/>else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c=yytext[0]; </text:span></text:p>
      <text:p text:style-name="P2"><text:span text:style-name="T8"><text:tab/><text:tab/><text:tab/><text:tab/>} </text:span></text:p>
      <text:p text:style-name="P2"><text:span text:style-name="T8"><text:tab/><text:tab/><text:tab/><text:tab/><text:tab/>printf("%c",c); </text:span></text:p>
      <text:p text:style-name="P2"><text:span text:style-name="T8"><text:tab/><text:tab/><text:tab/><text:tab/><text:tab/>fprintf(f2,"%c",c); </text:span></text:p>
      <text:p text:style-name="P2"><text:span text:style-name="T8"><text:tab/><text:tab/><text:tab/><text:tab/>break; </text:span></text:p>
      <text:p text:style-name="P2"><text:span text:style-name="T8"><text:tab/><text:tab/><text:tab/>case 4: </text:span></text:p>
      <text:p text:style-name="P2"><text:span text:style-name="T8"><text:tab/><text:tab/><text:tab/><text:tab/>if(yytext[0]=='.')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flag=0; </text:span></text:p>
      <text:p text:style-name="P2"><text:span text:style-name="T8"><text:tab/><text:tab/><text:tab/><text:tab/><text:tab/>c=yytext[0]; </text:span></text:p>
      <text:p text:style-name="P2"><text:span text:style-name="T8"><text:tab/><text:tab/><text:tab/><text:tab/><text:tab/>printf("%c",c); </text:span></text:p>
      <text:p text:style-name="P2"><text:span text:style-name="T8"><text:tab/><text:tab/><text:tab/><text:tab/><text:tab/>fprintf(f2,"%c",c); </text:span></text:p>
      <text:p text:style-name="P2"><text:span text:style-name="T8"><text:tab/><text:tab/><text:tab/><text:tab/><text:tab/>break; </text:span></text:p>
      <text:p text:style-name="P2"><text:span text:style-name="T8"><text:tab/><text:tab/><text:tab/><text:tab/>} </text:span></text:p>
      <text:p text:style-name="P2"><text:span text:style-name="T8"><text:tab/><text:tab/><text:tab/><text:tab/>if(flag==0 &amp;&amp; yytext[0] != ' ')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c=toupper(yytext[0]); </text:span></text:p>
      <text:p text:style-name="P2"><text:span text:style-name="T8"><text:tab/><text:tab/><text:tab/><text:tab/><text:tab/>flag=1; </text:span></text:p>
      <text:p text:style-name="P2"><text:span text:style-name="T8"><text:tab/><text:tab/><text:tab/><text:tab/>} </text:span></text:p>
      <text:p text:style-name="P2"><text:span text:style-name="T8"><text:tab/><text:tab/><text:tab/><text:tab/>else </text:span></text:p>
      <text:p text:style-name="P2"><text:span text:style-name="T8"><text:tab/><text:tab/><text:tab/><text:tab/>{ </text:span></text:p>
      <text:p text:style-name="P2"><text:span text:style-name="T8"><text:tab/><text:tab/><text:tab/><text:tab/><text:tab/>c=tolower(yytext[0]); </text:span></text:p>
      <text:p text:style-name="P2"><text:span text:style-name="T8"><text:tab/><text:tab/><text:tab/><text:tab/>} </text:span></text:p>
      <text:p text:style-name="P2"><text:span text:style-name="T8"><text:tab/><text:tab/><text:tab/><text:tab/>printf("%c",c); </text:span></text:p>
      <text:p text:style-name="P2"><text:span text:style-name="T8"><text:tab/><text:tab/><text:tab/><text:tab/>fprintf(f2,"%c",c); </text:span></text:p>
      <text:p text:style-name="P2"><text:span text:style-name="T8"><text:tab/><text:tab/><text:tab/><text:tab/>break; </text:span></text:p>
      <text:p text:style-name="P2"><text:span text:style-name="T8"><text:tab/><text:tab/>} </text:span></text:p>
      <text:p text:style-name="P2"><text:span text:style-name="T8"><text:tab/><text:tab/>} </text:span></text:p>
      <text:p text:style-name="P2"><text:span text:style-name="T8">%% </text:span></text:p>
      <text:p text:style-name="P2"><text:span text:style-name="T8">void main() </text:span></text:p>
      <text:p text:style-name="P2"><text:span text:style-name="T8">{ </text:span></text:p>
      <text:p text:style-name="P2"><text:span text:style-name="T8"><text:tab/>f1=fopen("A.C","r"); </text:span></text:p>
      <text:p text:style-name="P2"><text:span text:style-name="T8"><text:tab/>f2=fopen("B.C","w"); </text:span></text:p>
      <text:p text:style-name="P2"><text:span text:style-name="T8"><text:tab/>do </text:span></text:p>
      <text:p text:style-name="P2"><text:span text:style-name="T8"><text:tab/>{<text:tab/>f1=fopen("A.C","r");<text:tab/><text:tab/> </text:span></text:p>
      <text:p text:style-name="P2"><text:span text:style-name="T8"><text:tab/><text:tab/>yyin=f1; </text:span></text:p>
      <text:p text:style-name="P2"><text:span text:style-name="T8"><text:tab/><text:tab/>printf("\n1. TO UPPER\n2. TO LOWER\n3. TOGGLE\n4. SENTENCE"); </text:span></text:p>
      <text:p text:style-name="P2"><text:span text:style-name="T8"><text:tab/><text:tab/>printf("\nEnter your choice :: "); </text:span></text:p>
      <text:p text:style-name="P2"><text:span text:style-name="T8"><text:tab/><text:tab/>scanf("%d",&amp;ch); </text:span></text:p>
      <text:p text:style-name="P2"><text:span text:style-name="T8"><text:tab/><text:tab/>yylex(); </text:span></text:p>
      <text:p text:style-name="P2"><text:span text:style-name="T8"><text:tab/>}while(ch!=5); </text:span></text:p>
      <text:p text:style-name="P2"><text:span text:style-name="T8">} </text:span></text:p>
      <text:p text:style-name="P2"><text:span text:style-name="T9"/></text:p>
      <text:p text:style-name="P2"><text:span text:style-name="T9"/></text:p>
      <text:p text:style-name="P2"><text:span text:style-name="T10">INPUT FILE:<text:s text:c="3"/>A.c </text:span></text:p>
      <text:p text:style-name="P2"><text:span text:style-name="T11"/></text:p>
      <text:p text:style-name="P2"><text:span text:style-name="T12">#include&lt;stdio.h&gt; </text:span></text:p>
      <text:p text:style-name="P2"><text:span text:style-name="T12">void main() </text:span></text:p>
      <text:p text:style-name="P2"><text:span text:style-name="T12">{ </text:span></text:p>
      <text:p text:style-name="P2"><text:span text:style-name="T12">printf("MiTcOe PuNe"); </text:span></text:p>
      <text:p text:style-name="P2"><text:span text:style-name="T12">} </text:span></text:p>
      <text:p text:style-name="P2"><text:span text:style-name="T13"/></text:p>
      <text:p text:style-name="P2"><text:span text:style-name="T13"/></text:p>
      <text:p text:style-name="P2"><text:span text:style-name="T14">OUTPUT: </text:span></text:p>
      <text:p text:style-name="P2"><text:span text:style-name="T15"/></text:p>
      <text:p text:style-name="P2"><text:span text:style-name="T16">ccompl04-27@ccompl0427:~/Desktop$ lex lex5.l </text:span></text:p>
      <text:p text:style-name="P2"><text:span text:style-name="T16">ccompl04-27@ccompl0427:~/Desktop$ cc lex.yy.c -ll </text:span></text:p>
      <text:p text:style-name="P2"><text:span text:style-name="T16">ccompl04-27@ccompl0427:~/Desktop$ ./a.out </text:span></text:p>
      <text:p text:style-name="P2"><text:span text:style-name="T17"/></text:p>
      <text:p text:style-name="P2"><text:span text:style-name="T18">1. TO UPPER </text:span></text:p>
      <text:p text:style-name="P2"><text:span text:style-name="T18">2. TO LOWER </text:span></text:p>
      <text:p text:style-name="P2"><text:span text:style-name="T18">3. TOGGLE </text:span></text:p>
      <text:p text:style-name="P2"><text:span text:style-name="T18">4. SENTENCE </text:span></text:p>
      <text:p text:style-name="P2"><text:span text:style-name="T18">Enter your choice :: 1 </text:span></text:p>
      <text:p text:style-name="P2"><text:span text:style-name="T18">#INCLUDE&lt;STDIO.H&gt; </text:span></text:p>
      <text:p text:style-name="P2"><text:span text:style-name="T18">VOID MAIN() </text:span></text:p>
      <text:p text:style-name="P2"><text:span text:style-name="T18">{ </text:span></text:p>
      <text:p text:style-name="P2"><text:span text:style-name="T18">PRINTF("MITCOE PUNE"); </text:span></text:p>
      <text:p text:style-name="P2"><text:span text:style-name="T18">} </text:span></text:p>
      <text:p text:style-name="P2"><text:span text:style-name="T19"/></text:p>
      <text:p text:style-name="P2"><text:span text:style-name="T20">1. TO UPPER </text:span></text:p>
      <text:p text:style-name="P2"><text:span text:style-name="T20">2. TO LOWER </text:span></text:p>
      <text:p text:style-name="P2"><text:span text:style-name="T20">3. TOGGLE </text:span></text:p>
      <text:p text:style-name="P2"><text:span text:style-name="T20">4. SENTENCE </text:span></text:p>
      <text:p text:style-name="P2"><text:span text:style-name="T20">Enter your choice :: 2 </text:span></text:p>
      <text:p text:style-name="P2"><text:span text:style-name="T20">#include&lt;stdio.h&gt; </text:span></text:p>
      <text:p text:style-name="P2"><text:span text:style-name="T20">void main() </text:span></text:p>
      <text:p text:style-name="P2"><text:span text:style-name="T20">{ </text:span></text:p>
      <text:p text:style-name="P2"><text:span text:style-name="T20">printf("mitcoe pune"); </text:span></text:p>
      <text:p text:style-name="P2"><text:span text:style-name="T20">} </text:span></text:p>
      <text:p text:style-name="P2"><text:span text:style-name="T21"/></text:p>
      <text:p text:style-name="P2"><text:span text:style-name="T22">1. TO UPPER </text:span></text:p>
      <text:p text:style-name="P2"><text:span text:style-name="T22">2. TO LOWER </text:span></text:p>
      <text:p text:style-name="P2"><text:span text:style-name="T22">3. TOGGLE </text:span></text:p>
      <text:p text:style-name="P2"><text:span text:style-name="T22">4. SENTENCE </text:span></text:p>
      <text:p text:style-name="P2"><text:span text:style-name="T22">Enter your choice :: 3 </text:span></text:p>
      <text:p text:style-name="P2"><text:span text:style-name="T22">#INCLUDE&lt;STDIO.H&gt; </text:span></text:p>
      <text:p text:style-name="P2"><text:span text:style-name="T22">VOID MAIN() </text:span></text:p>
      <text:p text:style-name="P2"><text:span text:style-name="T22">{ </text:span></text:p>
      <text:p text:style-name="P2"><text:span text:style-name="T22">PRINTF("mItCoE pUnE"); </text:span></text:p>
      <text:p text:style-name="P2"><text:span text:style-name="T22">} </text:span></text:p>
      <text:p text:style-name="P2"><text:span text:style-name="T23"/></text:p>
      <text:p text:style-name="P2"><text:span text:style-name="T24">1. TO UPPER </text:span></text:p>
      <text:p text:style-name="P2"><text:span text:style-name="T24">2. TO LOWER </text:span></text:p>
      <text:p text:style-name="P2"><text:span text:style-name="T24">3. TOGGLE </text:span></text:p>
      <text:p text:style-name="P2"><text:span text:style-name="T24">4. SENTENCE </text:span></text:p>
      <text:p text:style-name="P2"><text:span text:style-name="T24">Enter your choice :: 4 </text:span></text:p>
      <text:p text:style-name="P2"><text:span text:style-name="T24">#Include&lt;stdio.H&gt; </text:span></text:p>
      <text:p text:style-name="P2"><text:span text:style-name="T24">void main() </text:span></text:p>
      <text:p text:style-name="P2"><text:span text:style-name="T24">{ </text:span></text:p>
      <text:p text:style-name="P2"><text:span text:style-name="T24">printf("mitcoe pune"); </text:span></text:p>
      <text:p text:style-name="P2"><text:span text:style-name="T24">} </text:span></text:p>
      <text:p text:style-name="P2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